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1.423cm" fo:padding-top="0.15cm" fo:padding-bottom="0.15cm" fo:padding-left="0.275cm" fo:padding-right="0.275cm" draw:shadow="visible" draw:shadow-offset-x="0.102cm" draw:shadow-offset-y="0.102cm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draw:fill="solid" draw:fill-color="#ffffff" draw:fill-image-width="0cm" draw:fill-image-height="0cm" fo:min-height="0.712cm" fo:padding-top="0.15cm" fo:padding-bottom="0.15cm" fo:padding-left="0.275cm" fo:padding-right="0.275cm" draw:shadow="visible" draw:shadow-offset-x="0.102cm" draw:shadow-offset-y="0.102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0.712cm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solid" draw:fill-color="#ffffff" draw:fill-image-width="0cm" draw:fill-image-height="0cm" fo:min-height="1.601cm" fo:padding-top="0.15cm" fo:padding-bottom="0.15cm" fo:padding-left="0.275cm" fo:padding-right="0.275cm" draw:shadow="visible" draw:shadow-offset-x="0.102cm" draw:shadow-offset-y="0.10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ff" draw:fill-image-width="0cm" draw:fill-image-height="0cm"/>
      <style:paragraph-properties fo:text-align="center"/>
    </style:style>
    <style:style style:name="P3" style:family="paragraph">
      <loext:graphic-properties draw:fill="solid" draw:fill-color="#ffffff" draw:fill-image-width="0cm" draw:fill-image-height="0cm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1.723cm" svg:x="0.227cm" svg:y="0.127cm">
          <draw:text-box>
            <text:p text:style-name="P1">Hyperparameter Search</text:p>
          </draw:text-box>
        </draw:frame>
        <draw:frame draw:style-name="gr1" draw:text-style-name="P2" draw:layer="layout" svg:width="5.207cm" svg:height="1.723cm" svg:x="5.688cm" svg:y="0.127cm">
          <draw:text-box>
            <text:p text:style-name="P1">Uncertainty<text:line-break/>Quantification</text:p>
          </draw:text-box>
        </draw:frame>
        <draw:frame draw:style-name="gr1" draw:text-style-name="P2" draw:layer="layout" svg:width="5.207cm" svg:height="1.723cm" svg:x="11.149cm" svg:y="0.127cm">
          <draw:text-box>
            <text:p text:style-name="P1">Training Data<text:line-break/>Analysis</text:p>
          </draw:text-box>
        </draw:frame>
        <draw:frame draw:style-name="gr2" draw:text-style-name="P3" draw:layer="layout" svg:width="16.129cm" svg:height="1.012cm" svg:x="0.254cm" svg:y="2.032cm">
          <draw:text-box>
            <text:p text:style-name="P1">Workflow Orchestration</text:p>
          </draw:text-box>
        </draw:frame>
        <draw:frame draw:style-name="gr2" draw:text-style-name="P3" draw:layer="layout" svg:width="16.129cm" svg:height="1.012cm" svg:x="0.227cm" svg:y="3.179cm">
          <draw:text-box>
            <text:p text:style-name="P1">Data Management</text:p>
          </draw:text-box>
        </draw:frame>
        <draw:frame draw:style-name="gr3" draw:text-style-name="P2" draw:layer="layout" svg:width="16.129cm" svg:height="1.012cm" svg:x="0.227cm" svg:y="4.322cm">
          <draw:text-box>
            <text:p text:style-name="P1">Deep Learning Applications</text:p>
          </draw:text-box>
        </draw:frame>
        <draw:frame draw:style-name="gr4" draw:text-style-name="P3" draw:layer="layout" svg:width="16.129cm" svg:height="1.901cm" svg:x="0.227cm" svg:y="5.465cm">
          <draw:text-box>
            <text:p text:style-name="P1">Libraries: Hyperparameters, Data manipulation,</text:p>
            <text:p text:style-name="P1">Restart, Callbacks, Analys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76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1:40:28.442000000</meta:creation-date>
    <dc:date>2020-02-03T12:01:38.925000000</dc:date>
    <meta:editing-duration>PT14M27S</meta:editing-duration>
    <meta:editing-cycles>4</meta:editing-cycles>
    <meta:generator>LibreOffice/4.4.2.2$Windows_x86 LibreOffice_project/c4c7d32d0d49397cad38d62472b0bc8acff48dd6</meta:generator>
    <meta:document-statistic meta:object-count="7"/>
  </office:meta>
</office:document-meta>
</file>